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lgerian" fo:color="#629DD1" fo:font-size="26pt" style:font-size-asian="26pt" style:font-size-complex="26pt" fo:language="en" fo:country="GB"/>
    </style:style>
    <style:style style:name="P2" style:parent-style-name="Normal" style:family="paragraph">
      <style:text-properties style:font-name-complex="Calibri" fo:font-size="24pt" style:font-size-asian="24pt" style:font-size-complex="24pt" fo:language="en" fo:country="GB"/>
    </style:style>
    <style:style style:name="P3" style:parent-style-name="NormalWeb" style:family="paragraph">
      <style:paragraph-properties fo:text-align="justify" fo:background-color="#FFFFFF"/>
      <style:text-properties style:font-name="Calibri" style:font-name-complex="Calibri" fo:color="#000000" fo:font-size="24pt" style:font-size-asian="24pt" style:font-size-complex="24pt" fo:language="en" fo:country="GB"/>
    </style:style>
    <style:style style:name="P4" style:parent-style-name="NormalWeb" style:family="paragraph">
      <style:paragraph-properties fo:text-align="justify" fo:background-color="#FFFFFF"/>
    </style:style>
    <style:style style:name="T5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6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7" style:parent-style-name="quote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8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9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10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11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T12" style:parent-style-name="Standardskriftforavsnitt" style:family="text">
      <style:text-properties style:font-name="Calibri" style:font-name-complex="Calibri" fo:color="#000000" fo:font-size="24pt" style:font-size-asian="24pt" style:font-size-complex="24pt" fo:language="en" fo:country="GB"/>
    </style:style>
    <style:style style:name="P13" style:parent-style-name="Normal" style:family="paragraph">
      <style:text-properties fo:font-size="16pt" style:font-size-asian="16pt" style:font-size-complex="16pt" fo:language="en" fo:country="GB"/>
    </style:style>
    <style:style style:name="P14" style:parent-style-name="Normal" style:family="paragraph">
      <style:text-properties fo:font-size="16pt" style:font-size-asian="16pt" style:font-size-complex="16pt" fo:language="en" fo:country="GB"/>
    </style:style>
  </office:automatic-styles>
  <office:body>
    <office:text text:use-soft-page-breaks="true">
      <text:p text:style-name="P1">RakshA.io</text:p>
      <text:p text:style-name="P2">At Raksha.io we develop applications for web security environments. This includes the basics of PKI and that is<text:s/>X.509 authentications.</text:p>
      <text:p text:style-name="P3">The most common use of X.509 certificate authentication is in verifying the identity of a server when using SSL/TLS 2.0, most commonly when using HTTPS from a browser. The browser will automatically check that the certificate presented by a server has been issued (ie digitally signed) by one of a list of trusted certificate authorities which it maintains.</text:p>
      <text:p text:style-name="P4"><text:span text:style-name="T5">Using TLS /</text:span><text:span text:style-name="T6"><text:s/>SSL with </text:span><text:span text:style-name="T7">“mutual authentication”</text:span><text:span text:style-name="T8">; the server will then request a valid certificate from the client as part of the SSL handshake. The server will authenticate the client by checking that its certificate is signed by an acceptable authority. If a valid certificate has been provided, it can be obtained through the<text:s/></text:span><text:soft-page-break/><text:span text:style-name="T9">callbacks</text:span><text:span text:style-name="T10"><text:s/>in an application.<text:s/></text:span><text:span text:style-name="T11">Raksh.io</text:span><text:span text:style-name="T12"><text:s/>Security X.509 module extracts the certificate using a filter. It maps the certificate to an application user and loads that user's set of granted authorities for use with the standard Spring Security infrastructure.</text:span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border="0.0416in solid #4A66AC" fo:padding="0in" style:shadow="none" fo:margin-bottom="0in" fo:background-color="#4A66AC"/>
      <style:text-properties fo:text-transform="uppercase" fo:color="#FFFFFF" fo:letter-spacing="0.0104in" fo:font-size="11pt" style:font-size-asian="11pt" style:font-size-complex="11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border="0.0416in solid #D9DFEF" fo:padding="0in" style:shadow="none" fo:margin-bottom="0in" fo:background-color="#D9DFEF"/>
      <style:text-properties fo:text-transform="uppercase" fo:letter-spacing="0.0104in" fo:hyphenate="false"/>
    </style:style>
    <style:style style:name="Overskrift3" style:display-name="Overskrift 3" style:family="paragraph" style:parent-style-name="Normal" style:next-style-name="Normal" style:default-outline-level="3">
      <style:paragraph-properties fo:border-top="0.0104in solid #4A66AC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243255" fo:letter-spacing="0.0104in" fo:hyphenate="false"/>
    </style:style>
    <style:style style:name="Overskrift4" style:display-name="Overskrift 4" style:family="paragraph" style:parent-style-name="Normal" style:next-style-name="Normal" style:default-outline-level="4">
      <style:paragraph-properties fo:border-top="0.0104in dotted #4A66AC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374C80" fo:letter-spacing="0.0069in" fo:hyphenate="false"/>
    </style:style>
    <style:style style:name="Overskrift5" style:display-name="Overskrift 5" style:family="paragraph" style:parent-style-name="Normal" style:next-style-name="Normal" style:default-outline-level="5">
      <style:paragraph-properties fo:border-top="none" fo:border-left="none" fo:border-bottom="0.0104in solid #4A66AC" fo:border-right="none" fo:padding-top="0in" fo:padding-left="0in" fo:padding-bottom="0.0138in" fo:padding-right="0in" style:shadow="none" fo:margin-top="0.1388in" fo:margin-bottom="0in"/>
      <style:text-properties fo:text-transform="uppercase" fo:color="#374C80" fo:letter-spacing="0.0069in" fo:hyphenate="false"/>
    </style:style>
    <style:style style:name="Overskrift6" style:display-name="Overskrift 6" style:family="paragraph" style:parent-style-name="Normal" style:next-style-name="Normal" style:default-outline-level="6">
      <style:paragraph-properties fo:border-top="none" fo:border-left="none" fo:border-bottom="0.0104in dotted #4A66AC" fo:border-right="none" fo:padding-top="0in" fo:padding-left="0in" fo:padding-bottom="0.0138in" fo:padding-right="0in" style:shadow="none" fo:margin-top="0.1388in" fo:margin-bottom="0in"/>
      <style:text-properties fo:text-transform="uppercase" fo:color="#374C80" fo:letter-spacing="0.0069in" fo:hyphenate="false"/>
    </style:style>
    <style:style style:name="Overskrift7" style:display-name="Overskrift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374C80" fo:letter-spacing="0.0069in" fo:hyphenate="false"/>
    </style:style>
    <style:style style:name="Overskrift8" style:display-name="Overskrift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Overskrift9" style:display-name="Overskrift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fo:text-transform="uppercase" fo:color="#FFFFFF" fo:letter-spacing="0.0104in" fo:font-size="11pt" style:font-size-asian="11pt" style:font-size-complex="11pt" fo:background-color="#4A66AC"/>
    </style:style>
    <style:style style:name="Overskrift2Tegn" style:display-name="Overskrift 2 Tegn" style:family="text" style:parent-style-name="Standardskriftforavsnitt">
      <style:text-properties fo:text-transform="uppercase" fo:letter-spacing="0.0104in" fo:background-color="#D9DFEF"/>
    </style:style>
    <style:style style:name="Overskrift3Tegn" style:display-name="Overskrift 3 Tegn" style:family="text" style:parent-style-name="Standardskriftforavsnitt">
      <style:text-properties fo:text-transform="uppercase" fo:color="#243255" fo:letter-spacing="0.0104in"/>
    </style:style>
    <style:style style:name="Overskrift4Tegn" style:display-name="Overskrift 4 Tegn" style:family="text" style:parent-style-name="Standardskriftforavsnitt">
      <style:text-properties fo:text-transform="uppercase" fo:color="#374C80" fo:letter-spacing="0.0069in"/>
    </style:style>
    <style:style style:name="Overskrift5Tegn" style:display-name="Overskrift 5 Tegn" style:family="text" style:parent-style-name="Standardskriftforavsnitt">
      <style:text-properties fo:text-transform="uppercase" fo:color="#374C80" fo:letter-spacing="0.0069in"/>
    </style:style>
    <style:style style:name="Overskrift6Tegn" style:display-name="Overskrift 6 Tegn" style:family="text" style:parent-style-name="Standardskriftforavsnitt">
      <style:text-properties fo:text-transform="uppercase" fo:color="#374C80" fo:letter-spacing="0.0069in"/>
    </style:style>
    <style:style style:name="Overskrift7Tegn" style:display-name="Overskrift 7 Tegn" style:family="text" style:parent-style-name="Standardskriftforavsnitt">
      <style:text-properties fo:text-transform="uppercase" fo:color="#374C80" fo:letter-spacing="0.0069in"/>
    </style:style>
    <style:style style:name="Overskrift8Tegn" style:display-name="Overskrift 8 Tegn" style:family="text" style:parent-style-name="Standardskriftforavsnitt">
      <style:text-properties fo:text-transform="uppercase" fo:letter-spacing="0.0069in" fo:font-size="9pt" style:font-size-asian="9pt" style:font-size-complex="9pt"/>
    </style:style>
    <style:style style:name="Overskrift9Tegn" style:display-name="Overskrift 9 Tegn" style:family="text" style:parent-style-name="Standardskriftforavsnit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Bildetekst" style:display-name="Bildetekst" style:family="paragraph" style:parent-style-name="Normal" style:next-style-name="Normal">
      <style:text-properties fo:font-weight="bold" style:font-weight-asian="bold" style:font-weight-complex="bold" fo:color="#374C80" fo:font-size="8pt" style:font-size-asian="8pt" style:font-size-complex="8pt" fo:hyphenate="false"/>
    </style:style>
    <style:style style:name="Tittel" style:display-name="Tittel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4A66AC" fo:letter-spacing="0.0069in" fo:font-size="26pt" style:font-size-asian="26pt" style:font-size-complex="26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text-transform="uppercase" fo:color="#4A66AC" fo:letter-spacing="0.0069in" fo:font-size="26pt" style:font-size-asian="26pt" style:font-size-complex="26pt"/>
    </style:style>
    <style:style style:name="Undertittel" style:display-name="Undertittel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UndertittelTegn" style:display-name="Undertittel Tegn" style:family="text" style:parent-style-name="Standardskriftforavsnitt">
      <style:text-properties fo:text-transform="uppercase" fo:color="#595959" fo:letter-spacing="0.0069in" fo:font-size="10.5pt" style:font-size-asian="10.5pt" style:font-size-complex="10.5pt"/>
    </style:style>
    <style:style style:name="Sterk" style:display-name="Sterk" style:family="text">
      <style:text-properties fo:font-weight="bold" style:font-weight-asian="bold" style:font-weight-complex="bold"/>
    </style:style>
    <style:style style:name="Utheving" style:display-name="Utheving" style:family="text">
      <style:text-properties fo:text-transform="uppercase" fo:color="#243255" fo:letter-spacing="0.0034in"/>
    </style:style>
    <style:style style:name="Ingenmellomrom" style:display-name="Ingen mellomrom" style:family="paragraph">
      <style:paragraph-properties fo:margin-bottom="0in" fo:line-height="100%"/>
      <style:text-properties fo:hyphenate="false"/>
    </style:style>
    <style:style style:name="Sitat" style:display-name="Sitat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font-size="12pt" style:font-size-asian="12pt" style:font-size-complex="12pt"/>
    </style:style>
    <style:style style:name="Sterktsitat" style:display-name="Sterkt sitat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A66AC" fo:font-size="12pt" style:font-size-asian="12pt" style:font-size-complex="12pt" fo:hyphenate="false"/>
    </style:style>
    <style:style style:name="SterktsitatTegn" style:display-name="Sterkt sitat Tegn" style:family="text" style:parent-style-name="Standardskriftforavsnitt">
      <style:text-properties fo:color="#4A66AC" fo:font-size="12pt" style:font-size-asian="12pt" style:font-size-complex="12pt"/>
    </style:style>
    <style:style style:name="Svakutheving" style:display-name="Svak utheving" style:family="text">
      <style:text-properties fo:font-style="italic" style:font-style-asian="italic" style:font-style-complex="italic" fo:color="#243255"/>
    </style:style>
    <style:style style:name="Sterkutheving" style:display-name="Sterk utheving" style:family="text">
      <style:text-properties fo:font-weight="bold" style:font-weight-asian="bold" style:font-weight-complex="bold" fo:text-transform="uppercase" fo:color="#243255" fo:letter-spacing="0.0069in"/>
    </style:style>
    <style:style style:name="Svakreferanse" style:display-name="Svak referanse" style:family="text">
      <style:text-properties fo:font-weight="bold" style:font-weight-asian="bold" style:font-weight-complex="bold" fo:color="#4A66AC"/>
    </style:style>
    <style:style style:name="Sterkreferanse" style:display-name="Sterk referanse" style:family="text">
      <style:text-properties fo:font-weight="bold" style:font-weight-asian="bold" style:font-weight-complex="bold" fo:font-style="italic" style:font-style-asian="italic" style:font-style-complex="italic" fo:text-transform="uppercase" fo:color="#4A66AC"/>
    </style:style>
    <style:style style:name="Boktittel" style:display-name="Boktittel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Overskriftforinnholdsfortegnelse" style:display-name="Overskrift for innholdsfortegnelse" style:family="paragraph" style:parent-style-name="Overskrift1" style:next-style-name="Normal">
      <style:text-properties fo:hyphenate="false"/>
    </style:style>
    <style:style style:name="NormalWeb" style:display-name="Normal (Web)" style:family="paragraph" style:parent-style-name="Normal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b" style:country-asian="NO" fo:hyphenate="false"/>
    </style:style>
    <style:style style:name="quote" style:display-name="quote" style:family="text" style:parent-style-name="Standardskriftforavsnitt"/>
    <style:style style:name="HTML-kode" style:display-name="HTML-kode" style:family="text" style:parent-style-name="Standardskriftforavsnitt">
      <style:text-properties style:font-name="Courier New" style:font-name-asian="Times New Roman" style:font-name-complex="Courier New" fo:font-size="10pt" style:font-size-asian="10pt" style:font-size-complex="10pt"/>
    </style:style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a66ac" draw:opacity="100%" draw:stroke="solid" svg:stroke-width="0.01389in" svg:stroke-color="#34497d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jeet Phadnis</meta:initial-creator>
    <dc:creator>Ajeet Phadnis</dc:creator>
    <meta:creation-date>2022-06-24T09:18:00Z</meta:creation-date>
    <dc:date>2022-06-25T12:38:00Z</dc:date>
    <meta:print-date>2022-06-25T12:09:00Z</meta:print-date>
    <meta:template xlink:href="Normal.dotm" xlink:type="simple"/>
    <meta:editing-cycles>6</meta:editing-cycles>
    <meta:editing-duration>PT97980S</meta:editing-duration>
    <meta:document-statistic meta:page-count="2" meta:paragraph-count="2" meta:word-count="172" meta:character-count="1083" meta:row-count="7" meta:non-whitespace-character-count="913"/>
  </office:meta>
</office:document-meta>
</file>